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40000010F9B5D93B9B2A4BDB1.png" manifest:media-type="image/png"/>
  <manifest:file-entry manifest:full-path="Pictures/100000000000043C000001580BAB6B39A224AEB9.png" manifest:media-type="image/png"/>
  <manifest:file-entry manifest:full-path="Pictures/100000000000033F000001CAFB1C3E5991AC3C08.png" manifest:media-type="image/png"/>
  <manifest:file-entry manifest:full-path="Pictures/10000000000003B200000252992063CCD6E3BBB9.png" manifest:media-type="image/png"/>
  <manifest:file-entry manifest:full-path="Pictures/10000000000004520000024CB64AD47C89FB2C9E.png" manifest:media-type="image/png"/>
  <manifest:file-entry manifest:full-path="Pictures/100000000000027A000000F6C6FB54F86FF4FCE0.png" manifest:media-type="image/png"/>
  <manifest:file-entry manifest:full-path="Pictures/100000000000043A0000013D8F197C38AD2B6859.png" manifest:media-type="image/png"/>
  <manifest:file-entry manifest:full-path="Pictures/10000000000003E7000002688FC1CAAFB48E936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c285" officeooo:paragraph-rsid="0014c285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paragraph-rsid="0014c285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4c285" officeooo:paragraph-rsid="0014c285" style:font-weight-asian="bold" style:font-weight-complex="bold"/>
    </style:style>
    <style:style style:name="P4" style:family="paragraph" style:parent-style-name="Standard">
      <style:text-properties officeooo:rsid="00151ceb" officeooo:paragraph-rsid="0014c285"/>
    </style:style>
    <style:style style:name="P5" style:family="paragraph" style:parent-style-name="Standard">
      <style:text-properties officeooo:rsid="00151ceb" officeooo:paragraph-rsid="00151ceb"/>
    </style:style>
    <style:style style:name="T1" style:family="text">
      <style:text-properties officeooo:rsid="0014c285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Task1:</text:span></text:p>
      <text:p text:style-name="Standard"><draw:frame draw:style-name="fr1" draw:name="Image1" text:anchor-type="char" svg:x="-0.2827in" svg:y="0.1756in" svg:width="4.3165in" svg:height="2.7102in" draw:z-index="0"><draw:image xlink:href="Pictures/10000000000003B200000252992063CCD6E3BBB9.png" xlink:type="simple" xlink:show="embed" xlink:actuate="onLoad"/></draw:frame></text:p>
      <text:p text:style-name="Standard"/>
      <text:p text:style-name="Standard"/>
      <text:p text:style-name="Standard"><draw:frame draw:style-name="fr2" draw:name="Image2" text:anchor-type="paragraph" svg:x="3.4665in" svg:y="0.098in" svg:width="3.622in" svg:height="1.4055in" draw:z-index="1"><draw:image xlink:href="Pictures/100000000000027A000000F6C6FB54F86FF4FCE0.png" xlink:type="simple" xlink:show="embed" xlink:actuate="onLoad"/></draw:frame></text:p>
      <text:p text:style-name="Standard"/>
      <text:p text:style-name="P1"/>
      <text:p text:style-name="P1"/>
      <text:p text:style-name="P1"/>
      <text:p text:style-name="P1"/>
      <text:p text:style-name="P3">Task2:</text:p>
      <text:p text:style-name="P1"/>
      <text:p text:style-name="P1"><draw:frame draw:style-name="fr3" draw:name="Image3" text:anchor-type="char" svg:width="6.0264in" svg:height="3.7154in" draw:z-index="5"><draw:image xlink:href="Pictures/10000000000003E7000002688FC1CAAFB48E936B.png" xlink:type="simple" xlink:show="embed" xlink:actuate="onLoad"/></draw:frame></text:p>
      <text:p text:style-name="P4"><text:span text:style-name="T2"/></text:p>
      <text:p text:style-name="P5"><draw:frame draw:style-name="fr1" draw:name="Image5" text:anchor-type="char" svg:x="0.9728in" svg:y="0.0362in" svg:width="4.8929in" svg:height="1.4335in" draw:z-index="3"><draw:image xlink:href="Pictures/100000000000043A0000013D8F197C38AD2B6859.png" xlink:type="simple" xlink:show="embed" xlink:actuate="onLoad"/></draw:frame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draw:frame draw:style-name="fr2" draw:name="Image4" text:anchor-type="paragraph" svg:x="0.7673in" svg:y="-0.4382in" svg:width="5.2799in" svg:height="2.9098in" draw:z-index="4"><draw:image xlink:href="Pictures/100000000000033F000001CAFB1C3E5991AC3C08.png" xlink:type="simple" xlink:show="embed" xlink:actuate="onLoad"/></draw:frame><text:soft-page-break/><text:span text:style-name="T2"/></text:p>
      <text:p text:style-name="P5"><text:span text:style-name="T2"/></text:p>
      <text:p text:style-name="P5"><text:span text:style-name="T2">Task3:</text:span><draw:frame draw:style-name="fr1" draw:name="Image6" text:anchor-type="char" svg:x="0.4591in" svg:y="0.2866in" svg:width="5.2839in" svg:height="1.6764in" draw:z-index="2"><draw:image xlink:href="Pictures/100000000000043C000001580BAB6B39A224AEB9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Image7" text:anchor-type="char" svg:x="0.5571in" svg:y="1.4016in" svg:width="5.1898in" svg:height="2.7591in" draw:z-index="6"><draw:image xlink:href="Pictures/10000000000004520000024CB64AD47C89FB2C9E.png" xlink:type="simple" xlink:show="embed" xlink:actuate="onLoad"/></draw:frame><draw:frame draw:style-name="fr1" draw:name="Image8" text:anchor-type="char" svg:x="0.528in" svg:y="4.4071in" svg:width="5.278in" svg:height="2.3366in" draw:z-index="7"><draw:image xlink:href="Pictures/10000000000002640000010F9B5D93B9B2A4BDB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15:52:59.428024348</meta:creation-date>
    <meta:generator>LibreOffice/5.1.6.2$Linux_X86_64 LibreOffice_project/10m0$Build-2</meta:generator>
    <dc:date>2019-09-18T16:09:33.530780574</dc:date>
    <meta:editing-duration>PT5M57S</meta:editing-duration>
    <meta:editing-cycles>2</meta:editing-cycles>
    <meta:document-statistic meta:table-count="0" meta:image-count="8" meta:object-count="0" meta:page-count="2" meta:paragraph-count="3" meta:word-count="3" meta:character-count="18" meta:non-whitespace-character-count="18"/>
  </office:meta>
</office:document-meta>
</file>